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C5D0000207531D20E8E.svm"/>
  <manifest:file-entry manifest:media-type="" manifest:full-path="Pictures/2000000700003BA30000189A5A357F51.svm"/>
  <manifest:file-entry manifest:media-type="" manifest:full-path="Pictures/20000007000077E500002B00727814E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paragraph-properties fo:text-align="justify" style:justify-single-word="false"/>
      <style:text-properties style:font-name="Courier New" fo:font-size="11pt" style:text-underline-style="none" style:font-size-asian="11pt" style:font-size-complex="11pt"/>
    </style:style>
    <style:style style:name="P8"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style:text-underline-style="none"/>
    </style:style>
    <style:style style:name="P13" style:family="paragraph" style:parent-style-name="Standard">
      <style:paragraph-properties fo:text-align="justify" style:justify-single-word="false"/>
      <style:text-properties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style:text-underline-style="none" fo:font-weight="bold" style:font-weight-asian="bold" style:font-weight-complex="bold"/>
    </style:style>
    <style:style style:name="P1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7" style:family="paragraph" style:parent-style-name="Standard">
      <style:paragraph-properties fo:text-align="justify" style:justify-single-word="false"/>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ize="10.5pt" style:font-size-asian="10.5pt" style:font-size-complex="10.5pt"/>
    </style:style>
    <style:style style:name="P20" style:family="paragraph" style:parent-style-name="Standard">
      <style:paragraph-properties fo:text-align="justify" style:justify-single-word="false"/>
      <style:text-properties fo:font-size="10.5pt" style:text-underline-style="none" fo:font-weight="normal" style:font-size-asian="10.5pt" style:font-weight-asian="normal" style:font-size-complex="10.5pt" style:font-weight-complex="normal"/>
    </style:style>
    <style:style style:name="P21" style:family="paragraph" style:parent-style-name="Standard">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22" style:family="paragraph" style:parent-style-name="Preformatted_20_Text">
      <style:paragraph-properties fo:line-height="125%"/>
      <style:text-properties fo:color="#bc7a00"/>
    </style:style>
    <style:style style:name="P23" style:family="paragraph" style:parent-style-name="Preformatted_20_Text">
      <style:paragraph-properties fo:line-height="125%"/>
    </style:style>
    <style:style style:name="P24" style:family="paragraph" style:parent-style-name="Preformatted_20_Text">
      <style:paragraph-properties fo:text-align="justify" style:justify-single-word="false"/>
      <style:text-properties style:text-underline-style="none"/>
    </style:style>
    <style:style style:name="P25"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26" style:family="paragraph" style:parent-style-name="Preformatted_20_Text">
      <style:paragraph-properties fo:line-height="125%"/>
      <style:text-properties fo:color="#000000"/>
    </style:style>
    <style:style style:name="P27" style:family="paragraph" style:parent-style-name="Preformatted_20_Text">
      <style:paragraph-properties fo:line-height="125%" fo:text-align="justify" style:justify-single-word="false"/>
      <style:text-properties fo:color="#000000"/>
    </style:style>
    <style:style style:name="P28" style:family="paragraph" style:parent-style-name="Preformatted_20_Text">
      <style:paragraph-properties fo:margin-top="0cm" fo:margin-bottom="0.499cm" fo:line-height="125%"/>
    </style:style>
    <style:style style:name="P29" style:family="paragraph" style:parent-style-name="Text_20_body">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30" style:family="paragraph" style:parent-style-name="Footnote">
      <style:paragraph-properties fo:margin-left="0cm" fo:margin-right="0cm" fo:text-align="justify" style:justify-single-word="false" fo:text-indent="0cm" style:auto-text-indent="false"/>
    </style:style>
    <style:style style:name="P31" style:family="paragraph" style:parent-style-name="Standard" style:list-style-name="L1">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2" style:family="paragraph" style:parent-style-name="Standard" style:list-style-name="L2">
      <style:paragraph-properties fo:text-align="justify" style:justify-single-word="false"/>
      <style:text-properties fo:font-style="italic" fo:font-weight="normal"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style:text-underline-style="none"/>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color="#666666"/>
    </style:style>
    <style:style style:name="T5" style:family="text">
      <style:text-properties fo:color="#ba2121"/>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fo:font-style="normal" style:text-underline-style="none" style:font-size-asian="11pt" style:font-style-asian="normal" style:font-size-complex="11pt" style:font-style-complex="normal"/>
    </style:style>
    <style:style style:name="T11" style:family="text">
      <style:text-properties fo:font-size="11pt" fo:font-weight="normal" style:font-size-asian="11pt" style:font-weight-asian="normal" style:font-size-complex="11pt" style:font-weight-complex="normal"/>
    </style:style>
    <style:style style:name="T12" style:family="text">
      <style:text-properties fo:font-size="11pt" style:text-underline-style="none" fo:font-weight="normal" style:font-size-asian="11pt" style:font-weight-asian="normal" style:font-size-complex="11pt" style:font-weight-complex="normal"/>
    </style:style>
    <style:style style:name="T13" style:family="text">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style:font-name="Courier New" fo:font-size="11pt" fo:font-style="normal" style:text-underline-style="none" style:font-size-asian="11pt" style:font-style-asian="normal" style:font-size-complex="11pt" style:font-style-complex="normal"/>
    </style:style>
    <style:style style:name="T15" style:family="text">
      <style:text-properties style:font-name="Courier New" fo:font-size="11pt" style:font-size-asian="11pt" style:font-size-complex="11pt"/>
    </style:style>
    <style:style style:name="T16" style:family="text">
      <style:text-properties style:font-name="Courier New" fo:font-size="11pt" style:text-underline-style="none" style:font-size-asian="11pt" style:font-size-complex="11pt"/>
    </style:style>
    <style:style style:name="T17" style:family="text">
      <style:text-properties style:font-name="Courier New" fo:font-size="11pt" style:text-underline-style="none" fo:font-weight="normal" style:font-size-asian="11pt" style:font-weight-asian="normal" style:font-size-complex="11pt" style:font-weight-complex="normal"/>
    </style:style>
    <style:style style:name="T18" style:family="text">
      <style:text-properties style:font-name="Courier New" fo:font-size="11pt" fo:font-weight="normal" style:font-size-asian="11pt" style:font-weight-asian="normal" style:font-size-complex="11pt" style:font-weight-complex="normal"/>
    </style:style>
    <style:style style:name="T19" style:family="text">
      <style:text-properties style:font-name="Courier New" fo:font-size="10pt" style:font-size-asian="10pt" style:font-size-complex="10pt"/>
    </style:style>
    <style:style style:name="T20" style:family="text">
      <style:text-properties fo:font-style="italic" style:text-underline-style="none" fo:font-weight="normal" style:font-style-asian="italic" style:font-weight-asian="normal" style:font-style-complex="italic" style:font-weight-complex="normal"/>
    </style:style>
    <style:style style:name="T2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color="#008000" fo:font-weight="bold"/>
    </style:style>
    <style:style style:name="T24" style:family="text">
      <style:text-properties fo:color="#000000" fo:font-style="normal" style:font-style-asian="normal" style:font-style-complex="normal"/>
    </style:style>
    <style:style style:name="T25" style:family="text">
      <style:text-properties fo:color="#000000" style:text-underline-style="none" fo:font-weight="normal"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color="#800000" style:text-underline-style="non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 NGINX ON ALPINE LINUX</text:p>
      <text:p text:style-name="P3"/>
      <text:p text:style-name="P3"/>
      <text:p text:style-name="P4">Dockerfile<text:span text:style-name="T1"> :</text:span></text:p>
      <text:p text:style-name="P13"/>
      <text:p text:style-name="P25">FROM alpine</text:p>
      <text:p text:style-name="P22"/>
      <text:p text:style-name="P22">#1</text:p>
      <text:p text:style-name="P23">RUN apk update</text:p>
      <text:p text:style-name="P23">RUN apk add openrc <text:span text:style-name="T4">--</text:span>no<text:span text:style-name="T4">-</text:span>cache</text:p>
      <text:p text:style-name="P23">RUN apk add openssl <text:span text:style-name="T4">--</text:span>no<text:span text:style-name="T4">-</text:span>cache</text:p>
      <text:p text:style-name="P23">RUN apk add nginx <text:span text:style-name="T4">--</text:span>no<text:span text:style-name="T4">-</text:span>cache</text:p>
      <text:p text:style-name="P22"/>
      <text:p text:style-name="P22">#2</text:p>
      <text:p text:style-name="P26">RUN ssh-keygen -A</text:p>
      <text:p text:style-name="P26">RUN echo "root:sshrootpass" | chpasswd</text:p>
      <text:p text:style-name="P27">RUN sed -i 's/#PermitRootLogin prohibit-password/PermitRootLogin yes/g' /etc/ssh/sshd_config</text:p>
      <text:p text:style-name="P26"/>
      <text:p text:style-name="P22">#3</text:p>
      <text:p text:style-name="P6">RUN adduser -D -g 'www' www</text:p>
      <text:p text:style-name="P23"/>
      <text:p text:style-name="P22">#4</text:p>
      <text:p text:style-name="P23">RUN mkdir <text:span text:style-name="T4">/</text:span>www</text:p>
      <text:p text:style-name="P23">RUN chown <text:span text:style-name="T4">-</text:span>R www<text:span text:style-name="T4">:</text:span>www <text:span text:style-name="T4">/</text:span>www</text:p>
      <text:p text:style-name="P23">RUN chown <text:span text:style-name="T4">-</text:span>R www<text:span text:style-name="T4">:</text:span>www <text:span text:style-name="T4">/</text:span>var<text:span text:style-name="T4">/</text:span>lib<text:span text:style-name="T4">/</text:span>nginx</text:p>
      <text:p text:style-name="P23">RUN mkdir <text:span text:style-name="T4">-</text:span>p <text:span text:style-name="T4">/</text:span>run<text:span text:style-name="T4">/</text:span>nginx</text:p>
      <text:p text:style-name="P23"/>
      <text:p text:style-name="P22">#5</text:p>
      <text:p text:style-name="P23">COPY nginx.conf <text:span text:style-name="T4">/</text:span>etc<text:span text:style-name="T4">/</text:span>nginx<text:span text:style-name="T4">/</text:span>nginx.conf</text:p>
      <text:p text:style-name="P23">COPY index.html <text:span text:style-name="T4">/</text:span>www<text:span text:style-name="T4">/</text:span>index.html</text:p>
      <text:p text:style-name="P23"/>
      <text:p text:style-name="P22">#6</text:p>
      <text:p text:style-name="P23">RUN openssl req <text:span text:style-name="T4">-</text:span>x509 <text:span text:style-name="T4">-</text:span>nodes <text:span text:style-name="T4">-</text:span>days <text:span text:style-name="T4">365</text:span> <text:span text:style-name="T4">-</text:span>newkey rsa<text:span text:style-name="T4">:2048</text:span> <text:span text:style-name="T4">-</text:span>subj <text:span text:style-name="T5">"/C=FR/ST=France/L=Paris/O=42/OU=42Paris/CN=qroland"</text:span> <text:span text:style-name="T4">-</text:span>keyout <text:span text:style-name="T4">/</text:span>etc<text:span text:style-name="T4">/</text:span>ssl<text:span text:style-name="T4">/</text:span>private<text:span text:style-name="T4">/</text:span>nginx.key <text:span text:style-name="T4">-</text:span>out <text:span text:style-name="T4">/</text:span>etc<text:span text:style-name="T4">/</text:span>ssl<text:span text:style-name="T4">/</text:span>certs<text:span text:style-name="T4">/</text:span>nginx.crt</text:p>
      <text:p text:style-name="P23"/>
      <text:p text:style-name="P22">#7</text:p>
      <text:p text:style-name="P23">CMD<text:tab/>/usr/sbin/sshd; \</text:p>
      <text:p text:style-name="P23"><text:tab/>nginx <text:span text:style-name="T4">-</text:span>g <text:span text:style-name="T5">"daemon off;"</text:span></text:p>
      <text:p text:style-name="P23"/>
      <text:p text:style-name="P22">#8</text:p>
      <text:p text:style-name="P23">EXPOSE <text:span text:style-name="T4">22</text:span></text:p>
      <text:p text:style-name="P23">EXPOSE <text:span text:style-name="T4">80</text:span></text:p>
      <text:p text:style-name="P28">EXPOSE <text:span text:style-name="T4">443</text:span></text:p>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0"><text:span text:style-name="T1">Explications </text:span><text:span text:style-name="T6">:</text:span></text:p>
      <text:p text:style-name="P15"/>
      <text:p text:style-name="P10"><text:span text:style-name="T8">#1</text:span><text:span text:style-name="T6">. On utilise </text:span><text:span text:style-name="T14">apk</text:span><text:span text:style-name="T6">, et non </text:span><text:span text:style-name="T14">apt</text:span><text:span text:style-name="T6"> ou </text:span><text:span text:style-name="T14">apt-get</text:span><text:span text:style-name="T6"> sur Alpine (</text:span><text:span text:style-name="T14">apk</text:span><text:span text:style-name="T6"> étant moins lourd).</text:span></text:p>
      <text:p text:style-name="P15"/>
      <text:p text:style-name="P9"><text:span text:style-name="T7">L'option </text:span><text:span text:style-name="T13">--no-cache</text:span><text:span text:style-name="T7"> utilisée permet, comme son nom l'indique, de ne pas mettre en cache les fichiers d'index de ce qu'on a téléchargé localement. Mettre en cache ces fichiers permet la réutilisation, par d'autres containers, de ce qu'on a installé sans devoir passé par le réseau, cependant refuser le cache permet de réduire la taille du container si on en a pas besoin. Note : l'option </text:span><text:span text:style-name="T13">--no-cache</text:span><text:span text:style-name="T7"> équivaut d'ailleurs à la commande </text:span><text:span text:style-name="Source_20_Text"><text:span text:style-name="T10">rm -rf /var/cache/apk/*</text:span></text:span><text:span text:style-name="T6"> </text:span><text:span text:style-name="T7">une fois qu'on a tout installé. Cette seconde façon de faire est peut-être moins élégante.</text:span></text:p>
      <text:p text:style-name="P9"><text:a xlink:type="simple" xlink:href="https://stackoverflow.com/questions/49118579/alpine-dockerfile-advantages-of-no-cache-vs-rm-var-cache-apk" text:style-name="Internet_20_link" text:visited-style-name="Visited_20_Internet_20_Link">https://stackoverflow.com/questions/49118579/alpine-dockerfile-advantages-of-no-cache-vs-rm-var-cache-apk</text:a><text:span text:style-name="T7"> </text:span></text:p>
      <text:p text:style-name="P15"/>
      <text:p text:style-name="P16">#2<text:span text:style-name="T26">. On s'occupe ici de SSH. On a installé OpenSSH, mais maintenant il va nous falloir un utilisateur avec lequel se connecter via SSH. On va ici permettre à l'utilisateur root de se connecter via SSH (mais on aurait également pu faire un "adduser" pour permettre à un autre utilisateur de le faire).</text:span></text:p>
      <text:p text:style-name="P15">Avant toute chose, pour que SSH fonctionne, il faut définir une "host key". Cette host key est définie une fois sur le serveur SSH, et permet au client de savoir que le serveur de destination est bien celui qu'il prétend être :</text:p>
      <text:p text:style-name="P16"><text:a xlink:type="simple" xlink:href="https://www.vandyke.com/solutions/host_keys/host_keys.pdf" text:style-name="Internet_20_link" text:visited-style-name="Visited_20_Internet_20_Link"><text:span text:style-name="T26">https://www.vandyke.com/solutions/host_keys/host_keys.pdf</text:span></text:a></text:p>
      <text:p text:style-name="P15"/>
      <text:p text:style-name="P16"><text:span text:style-name="T26">Pour la création de la hostkey, la commande "ssh-keygen -A" le fait automatiquement. On change ensuite le mot de passe de l'utilisateur </text:span>root<text:span text:style-name="T26"> avec chpasswd (en réalité on le définit, car il n'en avait pas avant). Puis enfin, dans le fichier de configuration de SSH, on permet le login en tant que root via ssh.</text:span></text:p>
      <text:p text:style-name="P15"/>
      <text:p text:style-name="P9"><text:span text:style-name="T8">#3</text:span><text:span text:style-name="T7">. On ajoute ensuite un utilisateur, qui va être celui via lequel les clients pourront accéder au contenu du serveur web (voir ci-dessous dans le fichier de configuration, première ligne). Le flag </text:span><text:span text:style-name="T13">-D</text:span><text:span text:style-name="T7"> nous permet de ne pas mettre de mot de passe, et </text:span><text:span text:style-name="T13">-g 'www'</text:span><text:span text:style-name="T7"> de remplir le champs GECOS dans </text:span><text:span text:style-name="T13">/etc/passwd</text:span><text:span text:style-name="T7">.</text:span></text:p>
      <text:p text:style-name="P15"/>
      <text:p text:style-name="P9"><text:span text:style-name="T8">#4</text:span><text:span text:style-name="T7">. On crée le dossier racine du serveur, puis on donne les permissions d'accès à l'utilisateur 'www' qu'on a créé, pour que les clients puissent récupérer les fichiers hébergés sur le serveur. On doit aussi donner les permissions sur </text:span><text:span text:style-name="T13">/var/lib/nginx</text:span><text:span text:style-name="T7"> (NGINX utilise parfois ce dossier, pour le proxy, les gros fichiers etc...), et créer le dossier </text:span><text:span text:style-name="T13">/run/nginx</text:span><text:span text:style-name="T7"> (dans lequel NGINX stock son PID quand il démarre).</text:span></text:p>
      <text:p text:style-name="P15"/>
      <text:p text:style-name="P2"><text:span text:style-name="T6">#5</text:span><text:span text:style-name="T7">. On copie ensuite notre fichier de configuration se trouvant dans le dossier actuel de la machine hôte, vers </text:span><text:span text:style-name="T13">/etc/nginx/nginx.conf</text:span><text:span text:style-name="T7">, ce qui permet de remplacer le fichier de configuration par défaut qui s'y trouve.</text:span></text:p>
      <text:p text:style-name="P15">On copie également un fichier index.html très simple pour le mettre à la racine du serveur web.</text:p>
      <text:p text:style-name="P15"/>
      <text:p text:style-name="P2"><text:span text:style-name="T6">#6</text:span><text:span text:style-name="T7">. Comme dans ft_server, on crée notre </text:span><text:span text:style-name="T20">self-signed certificate</text:span><text:span text:style-name="T7"> qu'on utilisera pour l'encryption TLS dans le cadre d'HTTPS.</text:span></text:p>
      <text:p text:style-name="P15"><text:soft-page-break/></text:p>
      <text:p text:style-name="P2"><text:span text:style-name="T6">#7</text:span><text:span text:style-name="T7">. On démarre SSH et NGINX chaque fois que le container démarre. Cependant, par défaut, NGINX se lance tel que le processus original NGINX ne fait que créer un processus master NGINX, quelques processus workers, et ensuite quitte pour que NGINX s'exécute en arrière-plan (en mode daemon donc). Docker ne surveille que le PID de la commande originale, c'est-à-dire "</text:span><text:span text:style-name="T13">/bin/sh nginx</text:span><text:span text:style-name="T7">", et Docker stoppe le container dès qu'il voit que ce processus a quitté, ce qui lui semble être le cas lorsque le processus original se met en mode daemon et ne fait que créer d'autres processus master / workers avant de quitter.</text:span></text:p>
      <text:p text:style-name="P2"><text:span text:style-name="T7">Pour éviter que Docker stoppe le container, on indique à NGINX qu'il ne doit pas tourner en arrière plan en mode daemon, mais en premier plan : d'où le </text:span><text:span text:style-name="T13">-g "daemon off;"</text:span><text:span text:style-name="T7">.</text:span></text:p>
      <text:p text:style-name="P3"><text:a xlink:type="simple" xlink:href="https://stackoverflow.com/questions/18861300/how-to-run-nginx-within-a-docker-container-without-halting" text:style-name="Internet_20_link" text:visited-style-name="Visited_20_Internet_20_Link">https://stackoverflow.com/questions/18861300/how-to-run-nginx-within-a-docker-container-without-halting</text:a></text:p>
      <text:p text:style-name="P15"/>
      <text:p text:style-name="P9"><text:span text:style-name="T8">#8</text:span><text:span text:style-name="T7">. La directive </text:span><text:span text:style-name="T8">EXPOSE </text:span><text:span text:style-name="T7">de Docker "</text:span><text:span text:style-name="T20">informs Docker that the container listens on the specified network ports at runtime</text:span><text:span text:style-name="T7">, </text:span><text:span text:style-name="T20">and makes it available </text:span><text:span text:style-name="T21">only for inter-container communication</text:span><text:span text:style-name="T20">"</text:span><text:span text:style-name="T7">.</text:span><text:span text:style-name="T20"> </text:span><text:span text:style-name="T7">C'est pourquoi il faut bien voir que la directive EXPOSE ne permet pas à l'hôte du container d'y accéder via un certain port, mais se limite à permettre les communications entre différents containers.</text:span></text:p>
      <text:p text:style-name="P15">Si on a besoin de lier le port d'un container avec un port de l'hôte (par exemple pour faire tourner un web server sur l'hôte par le biais d'un container), on utilise la commande :</text:p>
      <text:p text:style-name="P29"><text:bookmark text:name="b714"/>docker run -p &lt;HOST_PORT&gt;:&lt;CONTAINER:PORT&gt; IMAGE_NAME</text:p>
      <text:p text:style-name="P15"/>
      <text:p text:style-name="P15">La deuxième utilisé de la directive EXPOSE est purement informative, et permet de savoir directement, depuis la Dockerfile, quel port est utilisé par le container, sans devoir mettre le nez dans le code. Dans le cas de ft_services ici, c'est l'utilité principale puisqu'on a pas de communication inter-containers (les containers communiqueront entre eux par le biais des services Kubernetes).</text:p>
      <text:p text:style-name="P15"/>
      <text:p text:style-name="P15"/>
      <text:p text:style-name="P5"><text:span text:style-name="T9">Fichier de configuration nginx.conf</text:span><text:span text:style-name="T7"> :</text:span></text:p>
      <text:p text:style-name="P15"/>
      <text:p text:style-name="P24">user <text:s text:c="19"/><text:tab/>www;</text:p>
      <text:p text:style-name="P23">worker_processes<text:tab/><text:tab/><text:tab/><text:span text:style-name="T23">auto</text:span>;</text:p>
      <text:p text:style-name="P23"/>
      <text:p text:style-name="P23">error_log<text:tab/><text:tab/><text:tab/><text:tab/><text:span text:style-name="T4">/</text:span>var<text:span text:style-name="T4">/</text:span>log<text:span text:style-name="T4">/</text:span>nginx<text:span text:style-name="T4">/</text:span>error.log warn;</text:p>
      <text:p text:style-name="P23"/>
      <text:p text:style-name="P23">events {</text:p>
      <text:p text:style-name="P23"><text:s text:c="4"/>worker_connections <text:s text:c="7"/><text:span text:style-name="T4">1024</text:span>;</text:p>
      <text:p text:style-name="P23">}</text:p>
      <text:p text:style-name="P23"/>
      <text:p text:style-name="P23">http {</text:p>
      <text:p text:style-name="P23"><text:s text:c="4"/>include<text:tab/><text:tab/><text:tab/><text:tab/><text:span text:style-name="T4">/</text:span>etc<text:span text:style-name="T4">/</text:span>nginx<text:span text:style-name="T4">/</text:span>mime.types;</text:p>
      <text:p text:style-name="P23"><text:s text:c="4"/>default_type<text:tab/><text:tab/><text:tab/>application<text:span text:style-name="T4">/</text:span>octet<text:span text:style-name="T4">-</text:span>stream;</text:p>
      <text:p text:style-name="P23"><text:s text:c="4"/>sendfile<text:tab/><text:tab/><text:tab/>on;</text:p>
      <text:p text:style-name="P23"><text:s text:c="4"/>access_log<text:tab/><text:tab/><text:tab/><text:span text:style-name="T4">/</text:span>var<text:span text:style-name="T4">/</text:span>log<text:span text:style-name="T4">/</text:span>nginx<text:span text:style-name="T4">/</text:span>access.log;</text:p>
      <text:p text:style-name="P23"><text:s text:c="4"/>keepalive_timeout <text:s text:c="7"/><text:span text:style-name="T4">3000</text:span>;</text:p>
      <text:p text:style-name="P23"><text:s text:c="4"/>server {</text:p>
      <text:p text:style-name="P23"><text:s text:c="8"/>listen<text:tab/><text:tab/><text:tab/><text:span text:style-name="T4">80</text:span>;</text:p>
      <text:p text:style-name="P23"><text:s text:c="8"/><text:span text:style-name="T23">return<text:tab/><text:tab/><text:tab/></text:span><text:span text:style-name="T4">301</text:span> https<text:span text:style-name="T4">:</text:span><text:span text:style-name="T24">//$host$request_uri;</text:span></text:p>
      <text:p text:style-name="P23"><text:s text:c="4"/>}</text:p>
      <text:p text:style-name="P23"><text:s text:c="4"/>server {</text:p>
      <text:p text:style-name="P23"><text:s text:c="8"/>listen<text:tab/><text:tab/><text:tab/><text:span text:style-name="T4">443</text:span> ssl;</text:p>
      <text:p text:style-name="P23"><text:s text:c="8"/></text:p>
      <text:p text:style-name="P23"><text:soft-page-break/><text:s text:c="8"/>ssl_certificate<text:tab/><text:tab/><text:span text:style-name="T4">/</text:span>etc<text:span text:style-name="T4">/</text:span>ssl<text:span text:style-name="T4">/</text:span>certs<text:span text:style-name="T4">/</text:span>nginx.crt;</text:p>
      <text:p text:style-name="P23"><text:s text:c="8"/>ssl_certificate_key<text:tab/><text:span text:style-name="T4">/</text:span>etc<text:span text:style-name="T4">/</text:span>ssl<text:span text:style-name="T4">/</text:span>private<text:span text:style-name="T4">/</text:span>nginx.key;</text:p>
      <text:p text:style-name="P23"/>
      <text:p text:style-name="P23"><text:s text:c="8"/>root<text:tab/><text:tab/><text:tab/><text:span text:style-name="T4">/</text:span>www;</text:p>
      <text:p text:style-name="P23"><text:s text:c="8"/>index<text:tab/><text:tab/><text:tab/>index.html index.htm; <text:s text:c="3"/></text:p>
      <text:p text:style-name="P23"><text:tab/></text:p>
      <text:p text:style-name="P23"><text:tab/> <text:s/>location /wordpress {</text:p>
      <text:p text:style-name="P23"><text:tab/><text:tab/>return<text:tab/><text:tab/>307 https://$host:5050</text:p>
      <text:p text:style-name="P23"><text:tab/> <text:s/>}</text:p>
      <text:p text:style-name="P23"><text:tab/> <text:s/></text:p>
      <text:p text:style-name="P23"><text:tab/> <text:s/>location /phpmyadmin/ {</text:p>
      <text:p text:style-name="P23"><text:tab/><text:tab/>proxy_pass<text:tab/><text:tab/>https://192.168.1.240:5000/phpmyadmin/;</text:p>
      <text:p text:style-name="P23"><text:tab/> <text:s/>}</text:p>
      <text:p text:style-name="P23"/>
      <text:p text:style-name="P23"><text:s text:c="8"/>location <text:span text:style-name="T4">/</text:span> {</text:p>
      <text:p text:style-name="Standard"><text:s text:c="8"/><text:tab/><text:tab/><text:span text:style-name="T19">try_files<text:tab/><text:tab/>$uri $uri/ =404;</text:span></text:p>
      <text:p text:style-name="P23"><text:s text:c="8"/>} <text:s text:c="3"/></text:p>
      <text:p text:style-name="P23"><text:s text:c="4"/>}</text:p>
      <text:p text:style-name="P28">}</text:p>
      <text:p text:style-name="P12">On s'est inspiré, pour ce fichier de configuration simple, de la configuration présentée ici :</text:p>
      <text:p text:style-name="P12"><text:a xlink:type="simple" xlink:href="https://wiki.alpinelinux.org/wiki/Nginx#Test_configuration" text:style-name="Internet_20_link" text:visited-style-name="Visited_20_Internet_20_Link">https://wiki.alpinelinux.org/wiki/Nginx#Test_configuration</text:a></text:p>
      <text:p text:style-name="P12"/>
      <text:p text:style-name="P12">Pour la configuration NGINX sur Alpine, on pourrait définir, comme dans ft_server, un fichier de configuration portant uniquement sur les hôtes virtuels dans <text:span text:style-name="T15">/etc/nginx/conf.d/&lt;conf-file&gt;</text:span>, puisque tous le contenu de ce dossier est inclut par le fichier de configuration principal par défaut <text:span text:style-name="T15">/etc/nginx/nginx.conf</text:span>.</text:p>
      <text:p text:style-name="P12">Dans le fichier de configuration des hôtes virtuels, on aurait uniquement les blocs server présents ci-dessus.</text:p>
      <text:p text:style-name="P12"/>
      <text:p text:style-name="P12">Cependant, raccourcir considérablement le fichier de configuration principal et intégrer directement les blocs "servers" comme ci-dessus a l'avantage de la simplicité. Une fois qu'on a ce fichier de configuration principale modifié, on a plus qu'à le placer dans <text:span text:style-name="T15">/etc/nginx/nginx.conf</text:span>, ce qui est fait par le biais de notre Dockerfile ci-dessus.</text:p>
      <text:p text:style-name="P12"/>
      <text:p text:style-name="P12">On voit également un bloc "location /wordpress", qui nous permet d'effectuer un 307 Redirect vers notre site wordpress lorque le chemin /wordpress est demandé.</text:p>
      <text:p text:style-name="P12"/>
      <text:p text:style-name="P12">Le bloc "location /phpmyadmin/" permet de mettre en place notre reverse proxy vers phpmyadmin, qui tourne dans un pod distinct (voir explication ci-dessous pour les reverse proxies). L'idée de ce bloc est simplement de dire que lorsque le client requiert l'URL <text:span text:style-name="T15">/phpmyadmin</text:span>, alors NGINX, agissant comme un serveur proxy, enverra une requête à <text:span text:style-name="T15">https://192.168.1.240:5000/phpmyadmin/</text:span>. Le Pod hébergeant phpmyadmin lui répondra, et NGINX transférera la réponse au client.</text:p>
      <text:p text:style-name="P12">NOTE : attention, ne pas mettre <text:span text:style-name="T15">https://$host:5000/phpmyadmin/</text:span> dans le bloc proxy_pass. Je ne sais pas bien pourquoi mais ça me donne une page blanche quand on fait ça et qu'on requiert l'URL qui est proxied, probablement parce que la directive proxy_pass touche au header Host de la requête.</text:p>
      <text:p text:style-name="P12"/>
      <text:p text:style-name="P12">Pour le client, tout se passe comme si le serveur proxy lui avait répondu, à partir de l'URL <text:span text:style-name="T15">/phpmyadmin</text:span>, car il ne voit pas les transferts entre le reverse proxy et le serveur back-end :</text:p>
      <text:p text:style-name="P12"><text:soft-page-break/></text:p>
      <text:p text:style-name="P12"/>
      <text:p text:style-name="P12"/>
      <text:p text:style-name="P12"/>
      <text:p text:style-name="P12"><draw:frame draw:style-name="fr1" draw:name="images3" text:anchor-type="paragraph" svg:width="19.39cm" svg:height="6.953cm" draw:z-index="2"><draw:image xlink:href="Pictures/20000007000077E500002B00727814E0.svm" xlink:type="simple" xlink:show="embed" xlink:actuate="onLoad"/></draw:frame></text:p>
      <text:p text:style-name="P9"><text:span text:style-name="T1">Ici, le client intéragit réellement avec </text:span><text:span text:style-name="T16">https://192.168.1.240:5000/phpmyadmin/</text:span><text:span text:style-name="T1">, mais il ne le voit pas.</text:span></text:p>
      <text:p text:style-name="P12"/>
      <text:p text:style-name="P9"><text:span text:style-name="T1">Si l'on accédait à l'URL </text:span><text:span text:style-name="T16">https://192.168.1.240:5000/phpmyadmin/</text:span><text:span text:style-name="T1">, on aurait la même page (mais on y aurait accédé sans reverse proxy).</text:span></text:p>
      <text:p text:style-name="P12"/>
      <text:p text:style-name="P12"/>
      <text:p text:style-name="P12">NOTE et fixes de bugs :</text:p>
      <text:p text:style-name="P12"/>
      <text:p text:style-name="P9"><text:span text:style-name="T1">On a </text:span><text:span text:style-name="T2">synchronisé </text:span><text:span text:style-name="T3">les routes du serveur proxy et du serveur back-end menant à phpmyadmin. En d'autres termes, pour accéder à phpmyadmin, le client requiert </text:span><text:span text:style-name="T17">/phpmyadmin</text:span><text:span text:style-name="T3"> au serveur proxy, et le serveur proxy requiert </text:span><text:span text:style-name="T17">/phpmyadmin</text:span><text:span text:style-name="T3"> au serveur back-end. Le root du serveur backend est donc un dossier qui contient un subdirectory nommé "phpmyadmin", qui lui-même contient l'installation de phpmyadmin, et on redirige les requêtes au root du serveur vers ce subdirectory. Le fichier de configuration du serveur back-end ressemblait donc à ça :</text:span></text:p>
      <text:p text:style-name="P8">[...]</text:p>
      <text:p text:style-name="P8">root<text:tab/><text:tab/><text:tab/><text:tab/>/www;</text:p>
      <text:p text:style-name="P8">[...]</text:p>
      <text:p text:style-name="P8">location<text:tab/>= / {</text:p>
      <text:p text:style-name="P8"><text:tab/><text:tab/>return<text:tab/><text:tab/>301 https://$host:5000/phpmyadmin/;</text:p>
      <text:p text:style-name="P8">}</text:p>
      <text:p text:style-name="P13"/>
      <text:p text:style-name="P13"/>
      <text:p text:style-name="P9"><text:span text:style-name="T3">Dans ma première configuration, je voulais mettre phpmyadmin au root du serveur backend, pour qu'on puisse y accéder directement depui </text:span><text:span text:style-name="T17">https://192.168.1.240:5000</text:span><text:span text:style-name="T3">, sans redirection du root vers </text:span><text:span text:style-name="T17">https://192.168.1.240:5000/phpmyadmin/</text:span><text:span text:style-name="T3"> :</text:span></text:p>
      <text:p text:style-name="P13"/>
      <text:p text:style-name="P8">[...]</text:p>
      <text:p text:style-name="P8">root<text:tab/><text:tab/><text:tab/><text:tab/>/www/phpmyadmin;</text:p>
      <text:p text:style-name="P8">[...]</text:p>
      <text:p text:style-name="P12"/>
      <text:p text:style-name="P12">Ce qui avait, à première vue, l'air de fonctionner correctement puisque lorsqu'on émettait une requête à <text:span text:style-name="T15">https://192.168.1.240/phpmyadmin</text:span>, le reverse proxy envoyait lui-même une <text:soft-page-break/>requête au serveur back-end à l'URL <text:span text:style-name="T15">https://192.168.1.240:5000</text:span> et que le root du serveur était le dossier phpmyadmin dans lequel phpMyAdmin était installé. La page de login (index.php) de phpMyAdmin était alors affichée.</text:p>
      <text:p text:style-name="P12"/>
      <text:p text:style-name="P12">Cependant, lorsque l'utilisateur essayait de se connecter en cliquant sur "Go" (voir image à gauche), le serveur back-end disait au reverse proxy de rediriger le client vers :</text:p>
      <text:p text:style-name="P12"><text:span text:style-name="T15">/dashboard.php</text:span><text:note text:id="ftn1" text:note-class="footnote"><text:note-citation>1</text:note-citation><text:note-body><text:p text:style-name="P30"><text:s/>: En réalité, la redirection s'effectuait vers index.php mais pour la clareté de l'explication, prenons une page distincte.</text:p></text:note-body></text:note></text:p>
      <text:p text:style-name="P12"/>
      <text:p text:style-name="P12">En effet, pour le serveur back-end, l'identification se fait via une POST request à dashboard.php <text:span text:style-name="T27">au root</text:span><text:span text:style-name="T26"> du serveur. Donc il envoie sa réponse au serveur proxy, en disant d'afficher au client l'URL /dashboard.php.</text:span></text:p>
      <text:p text:style-name="P12"><text:span text:style-name="T26">Donc le reverse proxy redirige le client vers </text:span><text:span text:style-name="T18">https://192.168.1.240/dashboard.php</text:span><text:span text:style-name="T26">. Or </text:span><text:span text:style-name="T18">https://192.168.1.240/dashboard.php</text:span><text:span text:style-name="T26"> n'existe pas : on avait un 404 Not Found :</text:span></text:p>
      <text:p text:style-name="P13"/>
      <text:p text:style-name="P4">Request :</text:p>
      <text:p text:style-name="P12"><text:span text:style-name="T26"><text:s text:c="18"/></text:span><text:span text:style-name="T27">REVERSE PROXY <text:s text:c="40"/>BACK-END SERVER <text:s text:c="26"/></text:span></text:p>
      <text:p text:style-name="P21">Client ==&gt; https://192.168.1.240/phpmyadmin/dashboard.php ==&gt; https://192.168.1.240:5000/dashboard.php</text:p>
      <text:p text:style-name="P13"/>
      <text:p text:style-name="P4">Response :</text:p>
      <text:p text:style-name="P12"><text:span text:style-name="T26"><text:s text:c="13"/></text:span><text:span text:style-name="T27">BACK-END SERVER <text:s text:c="43"/>REVERSE PROXY</text:span></text:p>
      <text:p text:style-name="P20">https://192.168.1.240:5000/dashboard.php ==&gt; https://192.168.1.240/dashboard.php ==&gt; Client</text:p>
      <text:p text:style-name="P13"/>
      <text:p text:style-name="P13"/>
      <text:p text:style-name="P13"/>
      <text:p text:style-name="P13">L'une des solutions était d'ajouter, dans le fichier de configuration de phpMyAdmin, la ligne suivante :</text:p>
      <text:p text:style-name="P12"><text:span text:style-name="Source_20_Text"><text:span text:style-name="T11">$cfg['PmaAbsoluteUri'] = '/phpmyadmin';</text:span></text:span><text:span text:style-name="T26"> </text:span></text:p>
      <text:p text:style-name="P13"/>
      <text:p text:style-name="P12"><text:span text:style-name="T26">(</text:span><text:a xlink:type="simple" xlink:href="https://www.digitalocean.com/community/questions/phpmyadmin-problem-nginx-reverse-proxy" text:style-name="Internet_20_link" text:visited-style-name="Visited_20_Internet_20_Link"><text:span text:style-name="T26">https://www.digitalocean.com/community/questions/phpmyadmin-problem-nginx-reverse-proxy</text:span></text:a><text:span text:style-name="T26">)</text:span></text:p>
      <text:p text:style-name="P13"/>
      <text:p text:style-name="P12"><text:span text:style-name="T26">Cette configuration oblige phpmyadmin, dans ses réponses, à indiquer qu'il ne se trouve pas au root du serveur, mais au path </text:span><text:span text:style-name="T18">/phpmyadmin</text:span><text:span text:style-name="T26">. Dans une telle configuration, lorsque phpmyadmin renvoyait une réponse au serveur proxy, il lui disait d'afficher au client l'URL </text:span><text:span text:style-name="T18">/phpmyadmin/dashboard.php</text:span><text:span text:style-name="T26">. Ce qui fonctionnait, puisque cela correspondait bien au fichier dashboard.php du serveur back-end :</text:span></text:p>
      <text:p text:style-name="P13"/>
      <text:p text:style-name="P4">Request :</text:p>
      <text:p text:style-name="P12"><text:span text:style-name="T26"><text:s text:c="18"/></text:span><text:span text:style-name="T27">REVERSE PROXY <text:s text:c="40"/>BACK-END SERVER <text:s text:c="26"/></text:span></text:p>
      <text:p text:style-name="P21">Client ==&gt; https://192.168.1.240/phpmyadmin/dashboard.php ==&gt; https://192.168.1.240:5000/dashboard.php</text:p>
      <text:p text:style-name="P13"/>
      <text:p text:style-name="P4">Response :</text:p>
      <text:p text:style-name="P12"><text:span text:style-name="T26"><text:s text:c="13"/></text:span><text:span text:style-name="T27">BACK-END SERVER <text:s text:c="43"/>REVERSE PROXY</text:span></text:p>
      <text:p text:style-name="P19"><text:span text:style-name="T3">https://192.168.1.240:5000/dashboard.php ==&gt; https://192.168.1.240/</text:span><text:span text:style-name="T28">phpmyadmin</text:span><text:span text:style-name="T3">/dashboard.php ==&gt; Client</text:span></text:p>
      <text:p text:style-name="P12"/>
      <text:p text:style-name="P12"/>
      <text:p text:style-name="P12">Le problème avec cette solution était lorsqu'on essayait d'accéder à phpMyAdmin non pas par le biais du reverse proxy, mais directement par l'URL du serveur back-end :</text:p>
      <text:p text:style-name="P7">https://192.168.1.240:5000 </text:p>
      <text:p text:style-name="P12"/>
      <text:p text:style-name="P9"><text:span text:style-name="T1">On tombait bien sur la page d'accueil, mais quand on essayait de se connecter, on tombait sur l'erreur </text:span><text:span text:style-name="Emphasis">'Failed to set session cookie. Maybe you are using HTTP instead of HTTPS to access </text:span><text:soft-page-break/><text:span text:style-name="Emphasis">phpMyAdmin.'</text:span>. My guess : phpMyAdmin essaie d'instaurer les cookies de session, mais il échoue car on lui dit que phpmyadmin se trouve à /phpmyadmin, alors qu'en réalité il est toujours installé au root du serveur.</text:p>
      <text:p text:style-name="P9"/>
      <text:p text:style-name="P9"/>
      <text:p text:style-name="P9">FINAL FIX :</text:p>
      <text:p text:style-name="P9">Le final fix était donc, comme indiqué ci-dessus, de <text:span text:style-name="T27">synchroniser </text:span><text:span text:style-name="T26">les routes du <text:s/></text:span><text:span text:style-name="T3">serveur proxy et du serveur back-end menant à phpmyadmin. Dans ce cadre et sans le </text:span><text:span text:style-name="Source_20_Text"><text:span text:style-name="T12">PmaAbsoluteUri</text:span></text:span><text:span text:style-name="T3">, le serveur backend indique au serveur proxy d'afficher au client l'URL /phpmyadmin/index.php, car dans sa propre installation, il s'agit bien du path de phpmyadmin :</text:span></text:p>
      <text:p text:style-name="P13"/>
      <text:p text:style-name="P4">Request :</text:p>
      <text:p text:style-name="P12"><text:span text:style-name="T26"><text:s text:c="18"/></text:span><text:span text:style-name="T27">REVERSE PROXY <text:s text:c="40"/>BACK-END SERVER <text:s text:c="26"/></text:span></text:p>
      <text:p text:style-name="P21">https://192.168.1.240/phpmyadmin/dashboard.php ==&gt; https://192.168.1.240:5000/phpmyadmin/dashboard.php</text:p>
      <text:p text:style-name="P13"/>
      <text:p text:style-name="P4">Response :</text:p>
      <text:p text:style-name="P12"><text:span text:style-name="T26"><text:s text:c="13"/></text:span><text:span text:style-name="T27">BACK-END SERVER <text:s text:c="43"/>REVERSE PROXY</text:span></text:p>
      <text:p text:style-name="P19"><text:span text:style-name="T3">https://192.168.1.240:5000/phpmyadmin/dashboard.php ==&gt; https://192.168.1.240/</text:span><text:span text:style-name="T25">phpmyadmin</text:span><text:span text:style-name="T3">/dashboard.php</text:span></text:p>
      <text:p text:style-name="P12"/>
      <text:p text:style-name="P12">Et dans ce cas de figure, on peut tout à fait accéder à phpMyAdmin en utilisant directement l'adresse du serveur back-end :</text:p>
      <text:p text:style-name="P7">https://192.168.1.240:5000/phpmyadmin/</text:p>
      <text:p text:style-name="P12"/>
      <text:p text:style-name="P12">Car on a plus de décalage, dans l'instauration des cookies, entre un <text:span text:style-name="Source_20_Text"><text:span text:style-name="T11">PmaAbsoluteUri</text:span></text:span> et le réel Path, sur le serveur, de phpmyadmin.</text:p>
      <text:p text:style-name="P12"/>
      <text:p text:style-name="P12">On a simplement instauré un redirect 301 sur la racine du serveur back-end de phpmyadmin vers le subdirectory <text:span text:style-name="T15">/phpmyadmin</text:span>, car il n'y a rien à la racine du serveu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4">POINT SUR LES PROXIES</text:p>
      <text:p text:style-name="P13"/>
      <text:p text:style-name="P14"><text:a xlink:type="simple" xlink:href="https://www.jscape.com/blog/bid/87783/forward-proxy-vs-reverse-proxy" text:style-name="Internet_20_link" text:visited-style-name="Visited_20_Internet_20_Link"><text:span text:style-name="T26">https://www.jscape.com/blog/bid/87783/forward-proxy-vs-reverse-proxy</text:span></text:a></text:p>
      <text:p text:style-name="P13"/>
      <text:list xml:id="list2030338867894399269" text:style-name="L1">
        <text:list-item>
          <text:p text:style-name="P31">Forward proxies</text:p>
        </text:list-item>
      </text:list>
      <text:p text:style-name="P11"/>
      <text:p text:style-name="P15">Quand on parle de proxy, en général, on désigne les "forward proxies". Un forward proxy centralise les requêtes d'un certain nombre de clients appartenant au même réseau, avant de les relayer sur internet :</text:p>
      <text:p text:style-name="P15"/>
      <text:p text:style-name="P15"><draw:frame draw:style-name="fr1" draw:name="images1" text:anchor-type="paragraph" svg:width="12.822cm" svg:height="6.895cm" draw:z-index="0"><draw:image xlink:href="Pictures/2000000700003C5D0000207531D20E8E.svm" xlink:type="simple" xlink:show="embed" xlink:actuate="onLoad"/></draw:frame></text:p>
      <text:p text:style-name="P15">La requête peut être acceptée ou non par le forward proxy. Si elle l'est, du point de vue du File Transfert Server, c'est comme si cette requête provenait du serveur proxy, et il lui enverra donc sa réponse. Le forward proxy reconnaissant la réponse à la requête qu'il a fait passer plus tôt, il la transmet au bon client.</text:p>
      <text:p text:style-name="P15"/>
      <text:p text:style-name="P9"><text:span text:style-name="T7">Quel intérêt ? </text:span><text:bookmark text:name="hs_cos_wrapper_post_body"/><text:span text:style-name="T7">"</text:span><text:span text:style-name="T22">As you can see, the proxy can serve as a single point of access and control, making it easier for you to enforce security policies. A forward proxy is typically used in tandem with a firewall to enhance an internal network's security by controlling traffic originating from clients in the internal network that are directed at hosts on the Internet. Thus, from a security standpoint, a forward proxy is primarily aimed at enforcing security on client computers in your internal network</text:span><text:span text:style-name="T26">".</text:span></text:p>
      <text:p text:style-name="P3"/>
      <text:list xml:id="list6935941328999388449" text:style-name="L2">
        <text:list-item>
          <text:p text:style-name="P32">Reverse proxies</text:p>
        </text:list-item>
      </text:list>
      <text:p text:style-name="P18"/>
      <text:p text:style-name="P18">Un reverse proxy fait exactement l'inverse d'un forward proxy : lorsque le forward proxy transfert les requêtes et les réponses faîtes aux clients, le reverse proxy agit pour le compte des serveurs. Toutes les requêtes de clients externes faîtes aux serveurs back-end sont centralisées par le reverse proxy, qui les transmet ensuite aux serveurs.</text:p>
      <text:p text:style-name="P18"/>
      <text:p text:style-name="P18"><draw:frame draw:style-name="fr1" draw:name="images2" text:anchor-type="paragraph" svg:width="11.622cm" svg:height="4.796cm" draw:z-index="1"><draw:image xlink:href="Pictures/2000000700003BA30000189A5A357F51.svm" xlink:type="simple" xlink:show="embed" xlink:actuate="onLoad"/></draw:frame><text:soft-page-break/></text:p>
      <text:p text:style-name="P18"/>
      <text:p text:style-name="P18">Pour le client, c'est comme si le fichier qu'ils avaient demandé aux serveurs back-end provenaient du proxy lui-même : là où le forward proxy cache l'identité des clients, le reverse proxy cache l'identité des serveurs back-end.</text:p>
      <text:p text:style-name="P18"/>
      <text:p text:style-name="P17"><text:span text:style-name="T26">Les reverse proxies servent en général de load balancer, et sont également utiles pour des questions de sécurité puisqu'ils centralisent les requêtes (quand ils ne sont pas vulnérables à des attaques </text:span><text:span text:style-name="T26">d'HTTP Smuggl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1M55S</meta:editing-duration>
    <meta:editing-cycles>11</meta:editing-cycles>
    <meta:generator>OpenOffice/4.1.5$Win32 OpenOffice.org_project/415m1$Build-9789</meta:generator>
    <dc:date>2021-02-24T16:37:45.81</dc:date>
    <meta:document-statistic meta:table-count="0" meta:image-count="3" meta:object-count="0" meta:page-count="9" meta:paragraph-count="158" meta:word-count="2224" meta:character-count="15799"/>
    <meta:user-defined meta:name="Info 1"/>
    <meta:user-defined meta:name="Info 2"/>
    <meta:user-defined meta:name="Info 3"/>
    <meta:user-defined meta:name="Info 4"/>
  </office:meta>
</office:document-meta>
</file>